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gnification</text:p>
          </table:table-cell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tableau d'entier</text:p>
          </table:table-cell>
          <table:table-cell/>
        </table:table-row>
        <table:table-row table:style-name="ro1">
          <table:table-cell office:value-type="string" calcext:value-type="string">
            <text:p>nbCasesNonTri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bre de cases non triée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initialisateur du tableau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valeur à échanger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valeur à échanger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valeur intermédiai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3:18:57.740000000</meta:creation-date>
    <dc:date>2016-01-18T13:50:22.622000000</dc:date>
    <meta:editing-duration>PT31M25S</meta:editing-duration>
    <meta:editing-cycles>1</meta:editing-cycles>
    <meta:document-statistic meta:table-count="1" meta:cell-count="20" meta:object-count="0"/>
    <meta:generator>LibreOffice/4.3.7.2$Windows_x86 LibreOffice_project/8a35821d8636a03b8bf4e15b48f59794652c68ba</meta:generator>
  </office:meta>
</office:document-meta>
</file>